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1544" calcext:value-type="float">
            <text:p>152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" calcext:value-type="float">
            <text:p>15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6576" calcext:value-type="float">
            <text:p>152.4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6888" calcext:value-type="float">
            <text:p>152.6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6992" calcext:value-type="float">
            <text:p>152.7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388" calcext:value-type="float">
            <text:p>152.9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87552" calcext:value-type="float">
            <text:p>153.3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56488" calcext:value-type="float">
            <text:p>153.2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2272" calcext:value-type="float">
            <text:p>153.0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864" calcext:value-type="float">
            <text:p>152.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4048" calcext:value-type="float">
            <text:p>152.7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624" calcext:value-type="float">
            <text:p>152.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22504" calcext:value-type="float">
            <text:p>152.6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6096" calcext:value-type="float">
            <text:p>152.4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8456" calcext:value-type="float">
            <text:p>152.2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0544" calcext:value-type="float">
            <text:p>152.1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568" calcext:value-type="float">
            <text:p>152.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8144" calcext:value-type="float">
            <text:p>152.0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4992" calcext:value-type="float">
            <text:p>151.9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2384" calcext:value-type="float">
            <text:p>151.6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6288" calcext:value-type="float">
            <text:p>151.6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036" calcext:value-type="float">
            <text:p>151.4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15496" calcext:value-type="float">
            <text:p>151.4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61216" calcext:value-type="float">
            <text:p>151.4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9608" calcext:value-type="float">
            <text:p>151.5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47144" calcext:value-type="float">
            <text:p>151.6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75872" calcext:value-type="float">
            <text:p>151.3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6792" calcext:value-type="float">
            <text:p>151.1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4768" calcext:value-type="float">
            <text:p>150.9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9632" calcext:value-type="float">
            <text:p>150.9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2304" calcext:value-type="float">
            <text:p>151.0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4688" calcext:value-type="float">
            <text:p>150.2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5544" calcext:value-type="float">
            <text:p>150.2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5608" calcext:value-type="float">
            <text:p>150.0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6736" calcext:value-type="float">
            <text:p>149.9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67112" calcext:value-type="float">
            <text:p>149.8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2144" calcext:value-type="float">
            <text:p>149.7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89744" calcext:value-type="float">
            <text:p>149.5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156" calcext:value-type="float">
            <text:p>149.6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5632" calcext:value-type="float">
            <text:p>149.4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22104" calcext:value-type="float">
            <text:p>149.4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1624" calcext:value-type="float">
            <text:p>149.3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4088" calcext:value-type="float">
            <text:p>149.2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5696" calcext:value-type="float">
            <text:p>149.2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9392" calcext:value-type="float">
            <text:p>149.0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2648" calcext:value-type="float">
            <text:p>149.2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532" calcext:value-type="float">
            <text:p>149.2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58096" calcext:value-type="float">
            <text:p>149.3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5632" calcext:value-type="float">
            <text:p>149.4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776" calcext:value-type="float">
            <text:p>149.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6632" calcext:value-type="float">
            <text:p>149.8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728" calcext:value-type="float">
            <text:p>149.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4336" calcext:value-type="float">
            <text:p>149.7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632" calcext:value-type="float">
            <text:p>149.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4232" calcext:value-type="float">
            <text:p>149.6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9888" calcext:value-type="float">
            <text:p>149.9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9992" calcext:value-type="float">
            <text:p>150.0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9888" calcext:value-type="float">
            <text:p>149.9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40976" calcext:value-type="float">
            <text:p>149.5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3608" calcext:value-type="float">
            <text:p>149.2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676" calcext:value-type="float">
            <text:p>149.3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0352" calcext:value-type="float">
            <text:p>149.1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6032" calcext:value-type="float">
            <text:p>148.8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8496" calcext:value-type="float">
            <text:p>148.7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68664" calcext:value-type="float">
            <text:p>148.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2528" calcext:value-type="float">
            <text:p>148.2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7456" calcext:value-type="float">
            <text:p>148.0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5744" calcext:value-type="float">
            <text:p>148.0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9504" calcext:value-type="float">
            <text:p>147.6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844" calcext:value-type="float">
            <text:p>147.5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3704" calcext:value-type="float">
            <text:p>146.9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72936" calcext:value-type="float">
            <text:p>146.1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396" calcext:value-type="float">
            <text:p>145.9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6864" calcext:value-type="float">
            <text:p>145.5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82" calcext:value-type="float">
            <text:p>145.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62752" calcext:value-type="float">
            <text:p>145.4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956" calcext:value-type="float">
            <text:p>145.0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6952" calcext:value-type="float">
            <text:p>144.7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6056" calcext:value-type="float">
            <text:p>144.4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7936" calcext:value-type="float">
            <text:p>144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8208" calcext:value-type="float">
            <text:p>144.1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5912" calcext:value-type="float">
            <text:p>144.0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9128" calcext:value-type="float">
            <text:p>143.8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3304" calcext:value-type="float">
            <text:p>143.7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2616" calcext:value-type="float">
            <text:p>143.6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508" calcext:value-type="float">
            <text:p>143.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6936" calcext:value-type="float">
            <text:p>143.8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324" calcext:value-type="float">
            <text:p>144.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1904" calcext:value-type="float">
            <text:p>144.0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084" calcext:value-type="float">
            <text:p>143.8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7312" calcext:value-type="float">
            <text:p>143.8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1632" calcext:value-type="float">
            <text:p>144.1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0608" calcext:value-type="float">
            <text:p>144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5616" calcext:value-type="float">
            <text:p>144.7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9664" calcext:value-type="float">
            <text:p>145.1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4968" calcext:value-type="float">
            <text:p>144.9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6704" calcext:value-type="float">
            <text:p>144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5224" calcext:value-type="float">
            <text:p>143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5896" calcext:value-type="float">
            <text:p>143.1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9048" calcext:value-type="float">
            <text:p>143.2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8736" calcext:value-type="float">
            <text:p>143.0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0344" calcext:value-type="float">
            <text:p>142.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6608" calcext:value-type="float">
            <text:p>142.7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1848" calcext:value-type="float">
            <text:p>142.8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0072" calcext:value-type="float">
            <text:p>143.0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7504" calcext:value-type="float">
            <text:p>143.0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9864" calcext:value-type="float">
            <text:p>142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5" calcext:value-type="float">
            <text:p>142.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3872" calcext:value-type="float">
            <text:p>142.9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74" calcext:value-type="float">
            <text:p>143.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5856" calcext:value-type="float">
            <text:p>142.8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5208" calcext:value-type="float">
            <text:p>143.0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18" calcext:value-type="float">
            <text:p>143.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9336" calcext:value-type="float">
            <text:p>144.0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0608" calcext:value-type="float">
            <text:p>144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7832" calcext:value-type="float">
            <text:p>144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792" calcext:value-type="float">
            <text:p>143.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5792" calcext:value-type="float">
            <text:p>143.1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1304" calcext:value-type="float">
            <text:p>143.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4832" calcext:value-type="float">
            <text:p>143.0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5168" calcext:value-type="float">
            <text:p>142.6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7632" calcext:value-type="float">
            <text:p>142.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876" calcext:value-type="float">
            <text:p>142.4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3896" calcext:value-type="float">
            <text:p>142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8176" calcext:value-type="float">
            <text:p>142.3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2288" calcext:value-type="float">
            <text:p>142.5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7632" calcext:value-type="float">
            <text:p>142.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9448" calcext:value-type="float">
            <text:p>142.6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4792" calcext:value-type="float">
            <text:p>142.7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1848" calcext:value-type="float">
            <text:p>142.8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5" calcext:value-type="float">
            <text:p>142.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6128" calcext:value-type="float">
            <text:p>142.7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8216" calcext:value-type="float">
            <text:p>142.6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1848" calcext:value-type="float">
            <text:p>142.8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0888" calcext:value-type="float">
            <text:p>142.7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8424" calcext:value-type="float">
            <text:p>142.8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1304" calcext:value-type="float">
            <text:p>143.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788" calcext:value-type="float">
            <text:p>143.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3224" calcext:value-type="float">
            <text:p>143.1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8568" calcext:value-type="float">
            <text:p>143.2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1616" calcext:value-type="float">
            <text:p>143.2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1264" calcext:value-type="float">
            <text:p>142.7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0744" calcext:value-type="float">
            <text:p>142.3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8448" calcext:value-type="float">
            <text:p>142.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7112" calcext:value-type="float">
            <text:p>142.2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5256" calcext:value-type="float">
            <text:p>141.8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2688" calcext:value-type="float">
            <text:p>141.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2896" calcext:value-type="float">
            <text:p>142.0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108" calcext:value-type="float">
            <text:p>141.9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0432" calcext:value-type="float">
            <text:p>142.1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2728" calcext:value-type="float">
            <text:p>142.2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2976" calcext:value-type="float">
            <text:p>142.6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0368" calcext:value-type="float">
            <text:p>142.3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7488" calcext:value-type="float">
            <text:p>142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1312" calcext:value-type="float">
            <text:p>141.5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6136" calcext:value-type="float">
            <text:p>141.2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568" calcext:value-type="float">
            <text:p>140.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9648" calcext:value-type="float">
            <text:p>140.4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1464" calcext:value-type="float">
            <text:p>140.4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7248" calcext:value-type="float">
            <text:p>140.2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9336" calcext:value-type="float">
            <text:p>140.2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3136" calcext:value-type="float">
            <text:p>140.1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4432" calcext:value-type="float">
            <text:p>139.8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412" calcext:value-type="float">
            <text:p>139.6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3056" calcext:value-type="float">
            <text:p>139.5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2488" calcext:value-type="float">
            <text:p>140.3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9336" calcext:value-type="float">
            <text:p>140.2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004" calcext:value-type="float">
            <text:p>141.2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8032" calcext:value-type="float">
            <text:p>141.9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0056" calcext:value-type="float">
            <text:p>142.1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2184" calcext:value-type="float">
            <text:p>142.4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2768" calcext:value-type="float">
            <text:p>142.5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2976" calcext:value-type="float">
            <text:p>142.6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9072" calcext:value-type="float">
            <text:p>142.6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0032" calcext:value-type="float">
            <text:p>142.7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1472" calcext:value-type="float">
            <text:p>142.8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1888" calcext:value-type="float">
            <text:p>143.1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8584" calcext:value-type="float">
            <text:p>144.1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9336" calcext:value-type="float">
            <text:p>144.0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5912" calcext:value-type="float">
            <text:p>144.0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7832" calcext:value-type="float">
            <text:p>144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372" calcext:value-type="float">
            <text:p>144.0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8104" calcext:value-type="float">
            <text:p>144.0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848" calcext:value-type="float">
            <text:p>144.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896" calcext:value-type="float">
            <text:p>144.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6288" calcext:value-type="float">
            <text:p>144.0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8288" calcext:value-type="float">
            <text:p>144.7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0208" calcext:value-type="float">
            <text:p>144.9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8288" calcext:value-type="float">
            <text:p>144.7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7056" calcext:value-type="float">
            <text:p>144.8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3256" calcext:value-type="float">
            <text:p>144.9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7264" calcext:value-type="float">
            <text:p>144.9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6888" calcext:value-type="float">
            <text:p>145.0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1" calcext:value-type="float">
            <text:p>145.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2816" calcext:value-type="float">
            <text:p>145.2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6344" calcext:value-type="float">
            <text:p>145.2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68264" calcext:value-type="float">
            <text:p>145.3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7784" calcext:value-type="float">
            <text:p>145.3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676" calcext:value-type="float">
            <text:p>145.5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4868" calcext:value-type="float">
            <text:p>145.6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94984" calcext:value-type="float">
            <text:p>145.7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0912" calcext:value-type="float">
            <text:p>145.9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42456" calcext:value-type="float">
            <text:p>146.1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47256" calcext:value-type="float">
            <text:p>146.4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2328" calcext:value-type="float">
            <text:p>146.6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78904" calcext:value-type="float">
            <text:p>146.6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1304" calcext:value-type="float">
            <text:p>146.8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1304" calcext:value-type="float">
            <text:p>146.8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0552" calcext:value-type="float">
            <text:p>146.9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412" calcext:value-type="float">
            <text:p>147.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52056" calcext:value-type="float">
            <text:p>146.7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55688" calcext:value-type="float">
            <text:p>146.8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076" calcext:value-type="float">
            <text:p>147.0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8296" calcext:value-type="float">
            <text:p>147.1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22616" calcext:value-type="float">
            <text:p>147.4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5768" calcext:value-type="float">
            <text:p>147.4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0256" calcext:value-type="float">
            <text:p>147.5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2112" calcext:value-type="float">
            <text:p>147.9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7664" calcext:value-type="float">
            <text:p>148.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6304" calcext:value-type="float">
            <text:p>148.7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956" calcext:value-type="float">
            <text:p>148.8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9936" calcext:value-type="float">
            <text:p>148.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8704" calcext:value-type="float">
            <text:p>148.8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50832" calcext:value-type="float">
            <text:p>149.1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9292" calcext:value-type="float">
            <text:p>149.0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00768" calcext:value-type="float">
            <text:p>149.4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916" calcext:value-type="float">
            <text:p>149.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9576" calcext:value-type="float">
            <text:p>149.7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9576" calcext:value-type="float">
            <text:p>149.7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684" calcext:value-type="float">
            <text:p>149.9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4752" calcext:value-type="float">
            <text:p>150.0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67112" calcext:value-type="float">
            <text:p>149.8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8176" calcext:value-type="float">
            <text:p>149.9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9344" calcext:value-type="float">
            <text:p>150.1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1432" calcext:value-type="float">
            <text:p>150.1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2536" calcext:value-type="float">
            <text:p>150.5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076" calcext:value-type="float">
            <text:p>150.8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7376" calcext:value-type="float">
            <text:p>151.2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94744" calcext:value-type="float">
            <text:p>151.4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6536" calcext:value-type="float">
            <text:p>152.1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9728" calcext:value-type="float">
            <text:p>152.5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6304" calcext:value-type="float">
            <text:p>152.5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5176" calcext:value-type="float">
            <text:p>152.6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3088" calcext:value-type="float">
            <text:p>152.7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004" calcext:value-type="float">
            <text:p>152.7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6616" calcext:value-type="float">
            <text:p>152.7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1272" calcext:value-type="float">
            <text:p>152.6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5864" calcext:value-type="float">
            <text:p>152.8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3568" calcext:value-type="float">
            <text:p>152.7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2944" calcext:value-type="float">
            <text:p>152.3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616" calcext:value-type="float">
            <text:p>152.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6056" calcext:value-type="float">
            <text:p>152.0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7016" calcext:value-type="float">
            <text:p>152.1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2528" calcext:value-type="float">
            <text:p>152.0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3968" calcext:value-type="float">
            <text:p>152.1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8416" calcext:value-type="float">
            <text:p>151.9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7456" calcext:value-type="float">
            <text:p>151.8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5912" calcext:value-type="float">
            <text:p>151.6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896" calcext:value-type="float">
            <text:p>151.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9712" calcext:value-type="float">
            <text:p>151.6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9504" calcext:value-type="float">
            <text:p>151.4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9416" calcext:value-type="float">
            <text:p>151.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45392" calcext:value-type="float">
            <text:p>151.3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8984" calcext:value-type="float">
            <text:p>151.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5184" calcext:value-type="float">
            <text:p>151.2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0696" calcext:value-type="float">
            <text:p>151.1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8192" calcext:value-type="float">
            <text:p>150.8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7336" calcext:value-type="float">
            <text:p>150.8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3328" calcext:value-type="float">
            <text:p>150.8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356" calcext:value-type="float">
            <text:p>150.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8592" calcext:value-type="float">
            <text:p>150.2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0848" calcext:value-type="float">
            <text:p>150.0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67112" calcext:value-type="float">
            <text:p>149.8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9472" calcext:value-type="float">
            <text:p>149.6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5464" calcext:value-type="float">
            <text:p>149.6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2792" calcext:value-type="float">
            <text:p>149.5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282" calcext:value-type="float">
            <text:p>149.4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8472" calcext:value-type="float">
            <text:p>149.3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4192" calcext:value-type="float">
            <text:p>149.3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25152" calcext:value-type="float">
            <text:p>149.4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68408" calcext:value-type="float">
            <text:p>149.5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8136" calcext:value-type="float">
            <text:p>149.6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5296" calcext:value-type="float">
            <text:p>149.8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6024" calcext:value-type="float">
            <text:p>150.3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8488" calcext:value-type="float">
            <text:p>150.2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4208" calcext:value-type="float">
            <text:p>150.2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1744" calcext:value-type="float">
            <text:p>150.3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3832" calcext:value-type="float">
            <text:p>150.2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2016" calcext:value-type="float">
            <text:p>150.2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7216" calcext:value-type="float">
            <text:p>149.9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6904" calcext:value-type="float">
            <text:p>149.7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40976" calcext:value-type="float">
            <text:p>149.5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1248" calcext:value-type="float">
            <text:p>149.4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74632" calcext:value-type="float">
            <text:p>149.0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5864" calcext:value-type="float">
            <text:p>149.0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8224" calcext:value-type="float">
            <text:p>148.8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0208" calcext:value-type="float">
            <text:p>148.7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9688" calcext:value-type="float">
            <text:p>148.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3512" calcext:value-type="float">
            <text:p>147.7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9608" calcext:value-type="float">
            <text:p>147.7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19568" calcext:value-type="float">
            <text:p>147.4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30592" calcext:value-type="float">
            <text:p>147.2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93432" calcext:value-type="float">
            <text:p>147.0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88048" calcext:value-type="float">
            <text:p>146.6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3496" calcext:value-type="float">
            <text:p>146.8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9632" calcext:value-type="float">
            <text:p>147.1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1848" calcext:value-type="float">
            <text:p>146.6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6944" calcext:value-type="float">
            <text:p>146.2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8072" calcext:value-type="float">
            <text:p>146.1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05296" calcext:value-type="float">
            <text:p>146.0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8072" calcext:value-type="float">
            <text:p>146.1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9992" calcext:value-type="float">
            <text:p>146.2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1056" calcext:value-type="float">
            <text:p>146.3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4312" calcext:value-type="float">
            <text:p>146.5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7464" calcext:value-type="float">
            <text:p>146.5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4352" calcext:value-type="float">
            <text:p>146.8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4768" calcext:value-type="float">
            <text:p>147.1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9256" calcext:value-type="float">
            <text:p>147.2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4496" calcext:value-type="float">
            <text:p>147.2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7752" calcext:value-type="float">
            <text:p>147.3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89088" calcext:value-type="float">
            <text:p>147.3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78776" calcext:value-type="float">
            <text:p>147.1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4392" calcext:value-type="float">
            <text:p>147.1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2408" calcext:value-type="float">
            <text:p>147.2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9944" calcext:value-type="float">
            <text:p>147.3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8816" calcext:value-type="float">
            <text:p>147.4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6832" calcext:value-type="float">
            <text:p>147.6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036" calcext:value-type="float">
            <text:p>147.6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7312" calcext:value-type="float">
            <text:p>147.6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10424" calcext:value-type="float">
            <text:p>147.4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36688" calcext:value-type="float">
            <text:p>147.2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3328" calcext:value-type="float">
            <text:p>147.0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5128" calcext:value-type="float">
            <text:p>146.1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3104" calcext:value-type="float">
            <text:p>145.9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344" calcext:value-type="float">
            <text:p>145.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4088" calcext:value-type="float">
            <text:p>145.4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34" calcext:value-type="float">
            <text:p>145.3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7096" calcext:value-type="float">
            <text:p>145.1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2232" calcext:value-type="float">
            <text:p>145.1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2024" calcext:value-type="float">
            <text:p>144.9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6784" calcext:value-type="float">
            <text:p>144.9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6408" calcext:value-type="float">
            <text:p>144.9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9768" calcext:value-type="float">
            <text:p>145.2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388" calcext:value-type="float">
            <text:p>145.3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532" calcext:value-type="float">
            <text:p>145.4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7072" calcext:value-type="float">
            <text:p>145.7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3816" calcext:value-type="float">
            <text:p>145.5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9328" calcext:value-type="float">
            <text:p>145.4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92648" calcext:value-type="float">
            <text:p>145.3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68848" calcext:value-type="float">
            <text:p>145.4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95696" calcext:value-type="float">
            <text:p>145.3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8368" calcext:value-type="float">
            <text:p>145.4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9432" calcext:value-type="float">
            <text:p>145.5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5944" calcext:value-type="float">
            <text:p>145.8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0964" calcext:value-type="float">
            <text:p>145.7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9224" calcext:value-type="float">
            <text:p>145.4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5864" calcext:value-type="float">
            <text:p>145.2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3256" calcext:value-type="float">
            <text:p>144.9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5448" calcext:value-type="float">
            <text:p>144.9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476" calcext:value-type="float">
            <text:p>144.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2424" calcext:value-type="float">
            <text:p>144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9088" calcext:value-type="float">
            <text:p>143.5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6816" calcext:value-type="float">
            <text:p>142.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1368" calcext:value-type="float">
            <text:p>142.7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3312" calcext:value-type="float">
            <text:p>142.3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6536" calcext:value-type="float">
            <text:p>140.6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1296" calcext:value-type="float">
            <text:p>140.6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3176" calcext:value-type="float">
            <text:p>140.4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3848" calcext:value-type="float">
            <text:p>139.7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5456" calcext:value-type="float">
            <text:p>139.6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1344" calcext:value-type="float">
            <text:p>139.5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364" calcext:value-type="float">
            <text:p>139.6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4576" calcext:value-type="float">
            <text:p>140.2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2048" calcext:value-type="float">
            <text:p>140.5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2904" calcext:value-type="float">
            <text:p>140.5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9648" calcext:value-type="float">
            <text:p>140.4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4432" calcext:value-type="float">
            <text:p>139.8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4056" calcext:value-type="float">
            <text:p>139.8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4432" calcext:value-type="float">
            <text:p>139.8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5584" calcext:value-type="float">
            <text:p>139.1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4416" calcext:value-type="float">
            <text:p>138.9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356" calcext:value-type="float">
            <text:p>138.9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0304" calcext:value-type="float">
            <text:p>138.8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6568" calcext:value-type="float">
            <text:p>138.6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3584" calcext:value-type="float">
            <text:p>138.4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3376" calcext:value-type="float">
            <text:p>138.2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4984" calcext:value-type="float">
            <text:p>138.1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7592" calcext:value-type="float">
            <text:p>138.4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6088" calcext:value-type="float">
            <text:p>138.6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6568" calcext:value-type="float">
            <text:p>138.6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164" calcext:value-type="float">
            <text:p>138.8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308" calcext:value-type="float">
            <text:p>138.9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404" calcext:value-type="float">
            <text:p>139.0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0824" calcext:value-type="float">
            <text:p>139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74" calcext:value-type="float">
            <text:p>139.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7776" calcext:value-type="float">
            <text:p>139.1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7192" calcext:value-type="float">
            <text:p>139.0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12" calcext:value-type="float">
            <text:p>139.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6168" calcext:value-type="float">
            <text:p>139.2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5208" calcext:value-type="float">
            <text:p>139.2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3392" calcext:value-type="float">
            <text:p>139.1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2328" calcext:value-type="float">
            <text:p>139.0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9928" calcext:value-type="float">
            <text:p>138.8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9448" calcext:value-type="float">
            <text:p>138.8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4272" calcext:value-type="float">
            <text:p>138.5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1496" calcext:value-type="float">
            <text:p>138.4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2728" calcext:value-type="float">
            <text:p>138.4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8384" calcext:value-type="float">
            <text:p>138.7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4208" calcext:value-type="float">
            <text:p>138.8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2704" calcext:value-type="float">
            <text:p>138.9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12" calcext:value-type="float">
            <text:p>139.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3704" calcext:value-type="float">
            <text:p>139.3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5472" calcext:value-type="float">
            <text:p>140.5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9312" calcext:value-type="float">
            <text:p>140.7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7808" calcext:value-type="float">
            <text:p>140.9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1816" calcext:value-type="float">
            <text:p>141.0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8392" calcext:value-type="float">
            <text:p>141.0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912" calcext:value-type="float">
            <text:p>141.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9808" calcext:value-type="float">
            <text:p>141.7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5632" calcext:value-type="float">
            <text:p>141.8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348" calcext:value-type="float">
            <text:p>142.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8448" calcext:value-type="float">
            <text:p>142.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9032" calcext:value-type="float">
            <text:p>142.3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7256" calcext:value-type="float">
            <text:p>142.6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2496" calcext:value-type="float">
            <text:p>142.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6696" calcext:value-type="float">
            <text:p>141.9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4232" calcext:value-type="float">
            <text:p>142.0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2896" calcext:value-type="float">
            <text:p>142.0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9472" calcext:value-type="float">
            <text:p>142.0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7864" calcext:value-type="float">
            <text:p>142.1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7696" calcext:value-type="float">
            <text:p>142.3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8864" calcext:value-type="float">
            <text:p>142.5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7904" calcext:value-type="float">
            <text:p>142.4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6944" calcext:value-type="float">
            <text:p>142.4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2288" calcext:value-type="float">
            <text:p>142.5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0576" calcext:value-type="float">
            <text:p>142.5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2392" calcext:value-type="float">
            <text:p>142.5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0304" calcext:value-type="float">
            <text:p>142.6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164" calcext:value-type="float">
            <text:p>142.6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8904" calcext:value-type="float">
            <text:p>142.8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4352" calcext:value-type="float">
            <text:p>143.0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408" calcext:value-type="float">
            <text:p>143.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30904" calcext:value-type="float">
            <text:p>143.6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2552" calcext:value-type="float">
            <text:p>143.8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44592" calcext:value-type="float">
            <text:p>144.9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3152" calcext:value-type="float">
            <text:p>144.8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3528" calcext:value-type="float">
            <text:p>144.8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3632" calcext:value-type="float">
            <text:p>144.8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336" calcext:value-type="float">
            <text:p>144.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17744" calcext:value-type="float">
            <text:p>145.0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1856" calcext:value-type="float">
            <text:p>145.1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34" calcext:value-type="float">
            <text:p>145.3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658" calcext:value-type="float">
            <text:p>145.4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6864" calcext:value-type="float">
            <text:p>145.5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108" calcext:value-type="float">
            <text:p>145.8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9252" calcext:value-type="float">
            <text:p>145.8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396" calcext:value-type="float">
            <text:p>145.9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1016" calcext:value-type="float">
            <text:p>146.0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16" calcext:value-type="float">
            <text:p>146.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4544" calcext:value-type="float">
            <text:p>146.0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7696" calcext:value-type="float">
            <text:p>146.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1496" calcext:value-type="float">
            <text:p>146.0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94856" calcext:value-type="float">
            <text:p>146.2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6192" calcext:value-type="float">
            <text:p>146.3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8384" calcext:value-type="float">
            <text:p>146.3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7152" calcext:value-type="float">
            <text:p>146.3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0888" calcext:value-type="float">
            <text:p>146.5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0888" calcext:value-type="float">
            <text:p>146.5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5792" calcext:value-type="float">
            <text:p>146.9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3536" calcext:value-type="float">
            <text:p>147.1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7168" calcext:value-type="float">
            <text:p>147.2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5288" calcext:value-type="float">
            <text:p>147.4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796" calcext:value-type="float">
            <text:p>147.5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65872" calcext:value-type="float">
            <text:p>147.5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2448" calcext:value-type="float">
            <text:p>147.6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7624" calcext:value-type="float">
            <text:p>147.8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4512" calcext:value-type="float">
            <text:p>148.1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5576" calcext:value-type="float">
            <text:p>148.2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6744" calcext:value-type="float">
            <text:p>148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0376" calcext:value-type="float">
            <text:p>148.5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5488" calcext:value-type="float">
            <text:p>149.0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45904" calcext:value-type="float">
            <text:p>149.3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83648" calcext:value-type="float">
            <text:p>149.5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08616" calcext:value-type="float">
            <text:p>149.7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9096" calcext:value-type="float">
            <text:p>149.7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8136" calcext:value-type="float">
            <text:p>149.6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2896" calcext:value-type="float">
            <text:p>149.6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44024" calcext:value-type="float">
            <text:p>149.5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0184" calcext:value-type="float">
            <text:p>149.3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7136" calcext:value-type="float">
            <text:p>149.2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27032" calcext:value-type="float">
            <text:p>149.2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628" calcext:value-type="float">
            <text:p>149.3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09912" calcext:value-type="float">
            <text:p>149.4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348" calcext:value-type="float">
            <text:p>149.7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5776" calcext:value-type="float">
            <text:p>149.8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8384" calcext:value-type="float">
            <text:p>150.1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2392" calcext:value-type="float">
            <text:p>150.2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6544" calcext:value-type="float">
            <text:p>150.6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4184" calcext:value-type="float">
            <text:p>150.8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6744" calcext:value-type="float">
            <text:p>150.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2888" calcext:value-type="float">
            <text:p>151.1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888" calcext:value-type="float">
            <text:p>151.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1656" calcext:value-type="float">
            <text:p>151.1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3136" calcext:value-type="float">
            <text:p>151.5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2008" calcext:value-type="float">
            <text:p>151.7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4992" calcext:value-type="float">
            <text:p>151.9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896" calcext:value-type="float">
            <text:p>151.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2864" calcext:value-type="float">
            <text:p>151.6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01424" calcext:value-type="float">
            <text:p>151.6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3136" calcext:value-type="float">
            <text:p>151.5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2176" calcext:value-type="float">
            <text:p>151.5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0088" calcext:value-type="float">
            <text:p>151.5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73992" calcext:value-type="float">
            <text:p>151.5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18" calcext:value-type="float">
            <text:p>151.5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1904" calcext:value-type="float">
            <text:p>151.6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184" calcext:value-type="float">
            <text:p>151.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2152" calcext:value-type="float">
            <text:p>152.0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58624" calcext:value-type="float">
            <text:p>152.0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9688" calcext:value-type="float">
            <text:p>152.1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37288" calcext:value-type="float">
            <text:p>152.0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2632" calcext:value-type="float">
            <text:p>152.1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6264" calcext:value-type="float">
            <text:p>152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1296" calcext:value-type="float">
            <text:p>152.1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3968" calcext:value-type="float">
            <text:p>152.1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7016" calcext:value-type="float">
            <text:p>152.1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4616" calcext:value-type="float">
            <text:p>151.9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9376" calcext:value-type="float">
            <text:p>151.9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4512" calcext:value-type="float">
            <text:p>151.9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5744" calcext:value-type="float">
            <text:p>151.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2488" calcext:value-type="float">
            <text:p>151.7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8104" calcext:value-type="float">
            <text:p>151.7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6872" calcext:value-type="float">
            <text:p>151.7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8852" calcext:value-type="float">
            <text:p>151.9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1296" calcext:value-type="float">
            <text:p>152.1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7872" calcext:value-type="float">
            <text:p>152.1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1504" calcext:value-type="float">
            <text:p>152.2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2776" calcext:value-type="float">
            <text:p>152.5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8872" calcext:value-type="float">
            <text:p>152.5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9832" calcext:value-type="float">
            <text:p>152.5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7368" calcext:value-type="float">
            <text:p>152.6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196" calcext:value-type="float">
            <text:p>152.8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8808" calcext:value-type="float">
            <text:p>152.7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2816" calcext:value-type="float">
            <text:p>152.8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4048" calcext:value-type="float">
            <text:p>152.7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0728" calcext:value-type="float">
            <text:p>152.8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0728" calcext:value-type="float">
            <text:p>152.8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7408" calcext:value-type="float">
            <text:p>152.9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3712" calcext:value-type="float">
            <text:p>153.1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3608" calcext:value-type="float">
            <text:p>153.0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2544" calcext:value-type="float">
            <text:p>152.9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858" calcext:value-type="float">
            <text:p>153.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7784" calcext:value-type="float">
            <text:p>152.9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484" calcext:value-type="float">
            <text:p>153.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6344" calcext:value-type="float">
            <text:p>152.8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576" calcext:value-type="float">
            <text:p>152.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0248" calcext:value-type="float">
            <text:p>152.8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6344" calcext:value-type="float">
            <text:p>152.8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0832" calcext:value-type="float">
            <text:p>152.9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3232" calcext:value-type="float">
            <text:p>153.1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6552" calcext:value-type="float">
            <text:p>153.0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3608" calcext:value-type="float">
            <text:p>153.0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248" calcext:value-type="float">
            <text:p>153.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42416" calcext:value-type="float">
            <text:p>153.4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78408" calcext:value-type="float">
            <text:p>153.3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78992" calcext:value-type="float">
            <text:p>153.4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80872" calcext:value-type="float">
            <text:p>153.2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8096" calcext:value-type="float">
            <text:p>153.1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2272" calcext:value-type="float">
            <text:p>153.0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7032" calcext:value-type="float">
            <text:p>153.0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2984" calcext:value-type="float">
            <text:p>152.6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524" calcext:value-type="float">
            <text:p>152.4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62" calcext:value-type="float">
            <text:p>152.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1336" calcext:value-type="float">
            <text:p>152.4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52" calcext:value-type="float">
            <text:p>152.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14784" calcext:value-type="float">
            <text:p>151.8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0464" calcext:value-type="float">
            <text:p>151.5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2928" calcext:value-type="float">
            <text:p>151.4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9024" calcext:value-type="float">
            <text:p>151.4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6456" calcext:value-type="float">
            <text:p>151.4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228" calcext:value-type="float">
            <text:p>151.5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5224" calcext:value-type="float">
            <text:p>151.5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8296" calcext:value-type="float">
            <text:p>150.9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8696" calcext:value-type="float">
            <text:p>150.3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9176" calcext:value-type="float">
            <text:p>150.3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776" calcext:value-type="float">
            <text:p>149.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0288" calcext:value-type="float">
            <text:p>149.3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052" calcext:value-type="float">
            <text:p>148.9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08288" calcext:value-type="float">
            <text:p>148.6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1528" calcext:value-type="float">
            <text:p>147.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946" calcext:value-type="float">
            <text:p>147.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3392" calcext:value-type="float">
            <text:p>146.7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6128" calcext:value-type="float">
            <text:p>146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9512" calcext:value-type="float">
            <text:p>146.2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488" calcext:value-type="float">
            <text:p>145.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76112" calcext:value-type="float">
            <text:p>145.6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7888" calcext:value-type="float">
            <text:p>145.4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9016" calcext:value-type="float">
            <text:p>145.2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244" calcext:value-type="float">
            <text:p>145.2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8872" calcext:value-type="float">
            <text:p>144.8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8312" calcext:value-type="float">
            <text:p>144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7624" calcext:value-type="float">
            <text:p>144.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132" calcext:value-type="float">
            <text:p>143.9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0632" calcext:value-type="float">
            <text:p>143.7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9608" calcext:value-type="float">
            <text:p>143.9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1968" calcext:value-type="float">
            <text:p>143.7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8168" calcext:value-type="float">
            <text:p>143.8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5288" calcext:value-type="float">
            <text:p>143.6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5808" calcext:value-type="float">
            <text:p>144.0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6768" calcext:value-type="float">
            <text:p>144.0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0568" calcext:value-type="float">
            <text:p>143.9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2656" calcext:value-type="float">
            <text:p>143.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3408" calcext:value-type="float">
            <text:p>143.8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0944" calcext:value-type="float">
            <text:p>143.9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0088" calcext:value-type="float">
            <text:p>143.9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4472" calcext:value-type="float">
            <text:p>143.9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3616" calcext:value-type="float">
            <text:p>143.9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3704" calcext:value-type="float">
            <text:p>143.1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6232" calcext:value-type="float">
            <text:p>142.8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0136" calcext:value-type="float">
            <text:p>142.8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2808" calcext:value-type="float">
            <text:p>142.8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8944" calcext:value-type="float">
            <text:p>143.1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5" calcext:value-type="float">
            <text:p>142.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452" calcext:value-type="float">
            <text:p>142.8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3976" calcext:value-type="float">
            <text:p>143.0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2264" calcext:value-type="float">
            <text:p>143.0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408" calcext:value-type="float">
            <text:p>143.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36" calcext:value-type="float">
            <text:p>143.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8736" calcext:value-type="float">
            <text:p>143.0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6336" calcext:value-type="float">
            <text:p>142.8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1032" calcext:value-type="float">
            <text:p>143.1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3224" calcext:value-type="float">
            <text:p>143.1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0448" calcext:value-type="float">
            <text:p>143.0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1096" calcext:value-type="float">
            <text:p>142.8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8904" calcext:value-type="float">
            <text:p>142.8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3016" calcext:value-type="float">
            <text:p>143.0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6752" calcext:value-type="float">
            <text:p>143.1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364" calcext:value-type="float">
            <text:p>143.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4744" calcext:value-type="float">
            <text:p>143.8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6168" calcext:value-type="float">
            <text:p>143.0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0176" calcext:value-type="float">
            <text:p>143.1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9424" calcext:value-type="float">
            <text:p>143.2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0552" calcext:value-type="float">
            <text:p>143.1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6376" calcext:value-type="float">
            <text:p>143.2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4456" calcext:value-type="float">
            <text:p>143.0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024" calcext:value-type="float">
            <text:p>142.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8216" calcext:value-type="float">
            <text:p>142.6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7464" calcext:value-type="float">
            <text:p>142.7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1304" calcext:value-type="float">
            <text:p>143.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8944" calcext:value-type="float">
            <text:p>143.1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2992" calcext:value-type="float">
            <text:p>143.5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8632" calcext:value-type="float">
            <text:p>142.9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2496" calcext:value-type="float">
            <text:p>142.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9304" calcext:value-type="float">
            <text:p>142.2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6968" calcext:value-type="float">
            <text:p>141.8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7848" calcext:value-type="float">
            <text:p>141.2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1448" calcext:value-type="float">
            <text:p>139.6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3328" calcext:value-type="float">
            <text:p>139.4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3224" calcext:value-type="float">
            <text:p>139.3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8736" calcext:value-type="float">
            <text:p>139.2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0344" calcext:value-type="float">
            <text:p>139.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6816" calcext:value-type="float">
            <text:p>139.1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5584" calcext:value-type="float">
            <text:p>139.1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0448" calcext:value-type="float">
            <text:p>139.2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8672" calcext:value-type="float">
            <text:p>139.4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6688" calcext:value-type="float">
            <text:p>139.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7752" calcext:value-type="float">
            <text:p>139.7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2992" calcext:value-type="float">
            <text:p>139.7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5472" calcext:value-type="float">
            <text:p>140.5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044" calcext:value-type="float">
            <text:p>140.6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6744" calcext:value-type="float">
            <text:p>140.8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1024" calcext:value-type="float">
            <text:p>140.7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7552" calcext:value-type="float">
            <text:p>141.9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444" calcext:value-type="float">
            <text:p>142.2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0848" calcext:value-type="float">
            <text:p>142.4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2392" calcext:value-type="float">
            <text:p>142.5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1264" calcext:value-type="float">
            <text:p>142.7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8864" calcext:value-type="float">
            <text:p>142.5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7904" calcext:value-type="float">
            <text:p>142.4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2288" calcext:value-type="float">
            <text:p>142.5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4104" calcext:value-type="float">
            <text:p>142.5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9824" calcext:value-type="float">
            <text:p>142.6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8008" calcext:value-type="float">
            <text:p>142.5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5064" calcext:value-type="float">
            <text:p>142.6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3832" calcext:value-type="float">
            <text:p>142.6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0512" calcext:value-type="float">
            <text:p>142.7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1848" calcext:value-type="float">
            <text:p>142.8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6984" calcext:value-type="float">
            <text:p>142.7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5416" calcext:value-type="float">
            <text:p>143.1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9608" calcext:value-type="float">
            <text:p>143.9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896" calcext:value-type="float">
            <text:p>144.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3072" calcext:value-type="float">
            <text:p>144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0336" calcext:value-type="float">
            <text:p>144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332" calcext:value-type="float">
            <text:p>144.6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9352" calcext:value-type="float">
            <text:p>144.9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72" calcext:value-type="float">
            <text:p>145.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6552" calcext:value-type="float">
            <text:p>145.3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7328" calcext:value-type="float">
            <text:p>144.7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9232" calcext:value-type="float">
            <text:p>143.9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7224" calcext:value-type="float">
            <text:p>144.6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9832" calcext:value-type="float">
            <text:p>144.9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9936" calcext:value-type="float">
            <text:p>145.0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4048" calcext:value-type="float">
            <text:p>145.1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1312" calcext:value-type="float">
            <text:p>145.3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42" calcext:value-type="float">
            <text:p>145.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7072" calcext:value-type="float">
            <text:p>145.7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0704" calcext:value-type="float">
            <text:p>145.8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1496" calcext:value-type="float">
            <text:p>146.0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7152" calcext:value-type="float">
            <text:p>146.3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42912" calcext:value-type="float">
            <text:p>146.7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4352" calcext:value-type="float">
            <text:p>146.8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2576" calcext:value-type="float">
            <text:p>147.1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412" calcext:value-type="float">
            <text:p>147.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52512" calcext:value-type="float">
            <text:p>147.3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34808" calcext:value-type="float">
            <text:p>147.4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7792" calcext:value-type="float">
            <text:p>147.6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1696" calcext:value-type="float">
            <text:p>147.6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1696" calcext:value-type="float">
            <text:p>147.6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044" calcext:value-type="float">
            <text:p>148.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7536" calcext:value-type="float">
            <text:p>148.6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672" calcext:value-type="float">
            <text:p>149.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244" calcext:value-type="float">
            <text:p>149.0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23984" calcext:value-type="float">
            <text:p>149.2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47072" calcext:value-type="float">
            <text:p>149.5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1184" calcext:value-type="float">
            <text:p>149.6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4168" calcext:value-type="float">
            <text:p>149.9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1328" calcext:value-type="float">
            <text:p>150.0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4584" calcext:value-type="float">
            <text:p>150.2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4208" calcext:value-type="float">
            <text:p>150.2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1616" calcext:value-type="float">
            <text:p>150.8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8776" calcext:value-type="float">
            <text:p>150.9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3912" calcext:value-type="float">
            <text:p>150.9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7712" calcext:value-type="float">
            <text:p>150.8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22" calcext:value-type="float">
            <text:p>150.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3536" calcext:value-type="float">
            <text:p>150.9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2304" calcext:value-type="float">
            <text:p>151.0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3848" calcext:value-type="float">
            <text:p>151.1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11864" calcext:value-type="float">
            <text:p>151.3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4368" calcext:value-type="float">
            <text:p>151.5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28" calcext:value-type="float">
            <text:p>151.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132" calcext:value-type="float">
            <text:p>151.5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6664" calcext:value-type="float">
            <text:p>151.6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2384" calcext:value-type="float">
            <text:p>151.6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3448" calcext:value-type="float">
            <text:p>151.7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612" calcext:value-type="float">
            <text:p>151.8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568" calcext:value-type="float">
            <text:p>152.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8272" calcext:value-type="float">
            <text:p>151.5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94" calcext:value-type="float">
            <text:p>151.4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5224" calcext:value-type="float">
            <text:p>151.5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992" calcext:value-type="float">
            <text:p>151.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756" calcext:value-type="float">
            <text:p>151.9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6536" calcext:value-type="float">
            <text:p>152.1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804" calcext:value-type="float">
            <text:p>151.9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328" calcext:value-type="float">
            <text:p>151.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228" calcext:value-type="float">
            <text:p>151.5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324" calcext:value-type="float">
            <text:p>151.6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3824" calcext:value-type="float">
            <text:p>151.7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3448" calcext:value-type="float">
            <text:p>151.7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5744" calcext:value-type="float">
            <text:p>151.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9104" calcext:value-type="float">
            <text:p>152.0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6328" calcext:value-type="float">
            <text:p>151.9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944" calcext:value-type="float">
            <text:p>151.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5536" calcext:value-type="float">
            <text:p>151.7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372" calcext:value-type="float">
            <text:p>151.6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47144" calcext:value-type="float">
            <text:p>151.6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70944" calcext:value-type="float">
            <text:p>151.5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47144" calcext:value-type="float">
            <text:p>151.6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3744" calcext:value-type="float">
            <text:p>151.1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0528" calcext:value-type="float">
            <text:p>151.2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6416" calcext:value-type="float">
            <text:p>151.1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3472" calcext:value-type="float">
            <text:p>151.2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8712" calcext:value-type="float">
            <text:p>151.2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7376" calcext:value-type="float">
            <text:p>151.2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172" calcext:value-type="float">
            <text:p>150.9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8568" calcext:value-type="float">
            <text:p>150.8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588" calcext:value-type="float">
            <text:p>149.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9512" calcext:value-type="float">
            <text:p>150.0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164" calcext:value-type="float">
            <text:p>150.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6128" calcext:value-type="float">
            <text:p>150.3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1096" calcext:value-type="float">
            <text:p>150.5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644" calcext:value-type="float">
            <text:p>150.5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9592" calcext:value-type="float">
            <text:p>150.6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8024" calcext:value-type="float">
            <text:p>151.0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0424" calcext:value-type="float">
            <text:p>151.2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5664" calcext:value-type="float">
            <text:p>151.2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8816" calcext:value-type="float">
            <text:p>151.3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8168" calcext:value-type="float">
            <text:p>151.4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1008" calcext:value-type="float">
            <text:p>151.3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2464" calcext:value-type="float">
            <text:p>151.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9816" calcext:value-type="float">
            <text:p>151.6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1632" calcext:value-type="float">
            <text:p>151.7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3552" calcext:value-type="float">
            <text:p>151.8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188" calcext:value-type="float">
            <text:p>152.2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38" calcext:value-type="float">
            <text:p>152.3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4656" calcext:value-type="float">
            <text:p>152.3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7328" calcext:value-type="float">
            <text:p>152.3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96368" calcext:value-type="float">
            <text:p>152.2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4448" calcext:value-type="float">
            <text:p>152.1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4512" calcext:value-type="float">
            <text:p>151.9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4616" calcext:value-type="float">
            <text:p>151.9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6496" calcext:value-type="float">
            <text:p>151.7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944" calcext:value-type="float">
            <text:p>151.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04472" calcext:value-type="float">
            <text:p>151.6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01424" calcext:value-type="float">
            <text:p>151.6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512" calcext:value-type="float">
            <text:p>151.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0256" calcext:value-type="float">
            <text:p>151.4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0424" calcext:value-type="float">
            <text:p>151.2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00968" calcext:value-type="float">
            <text:p>151.0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41176" calcext:value-type="float">
            <text:p>151.1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7752" calcext:value-type="float">
            <text:p>151.1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5248" calcext:value-type="float">
            <text:p>150.9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0112" calcext:value-type="float">
            <text:p>151.0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5728" calcext:value-type="float">
            <text:p>150.9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2888" calcext:value-type="float">
            <text:p>151.1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84432" calcext:value-type="float">
            <text:p>151.2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7416" calcext:value-type="float">
            <text:p>151.5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088" calcext:value-type="float">
            <text:p>151.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3344" calcext:value-type="float">
            <text:p>151.7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3344" calcext:value-type="float">
            <text:p>151.7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468" calcext:value-type="float">
            <text:p>151.7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7892" calcext:value-type="float">
            <text:p>151.3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14912" calcext:value-type="float">
            <text:p>151.3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3576" calcext:value-type="float">
            <text:p>151.2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30736" calcext:value-type="float">
            <text:p>151.4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888" calcext:value-type="float">
            <text:p>151.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61344" calcext:value-type="float">
            <text:p>150.9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7712" calcext:value-type="float">
            <text:p>150.8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3432" calcext:value-type="float">
            <text:p>150.9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124" calcext:value-type="float">
            <text:p>150.8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3912" calcext:value-type="float">
            <text:p>150.9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0008" calcext:value-type="float">
            <text:p>150.9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8104" calcext:value-type="float">
            <text:p>151.7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8792" calcext:value-type="float">
            <text:p>151.8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6432" calcext:value-type="float">
            <text:p>152.0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756" calcext:value-type="float">
            <text:p>151.9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5096" calcext:value-type="float">
            <text:p>152.0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14" calcext:value-type="float">
            <text:p>152.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6912" calcext:value-type="float">
            <text:p>152.0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54536" calcext:value-type="float">
            <text:p>151.3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8232" calcext:value-type="float">
            <text:p>151.2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2304" calcext:value-type="float">
            <text:p>151.0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8296" calcext:value-type="float">
            <text:p>150.9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888" calcext:value-type="float">
            <text:p>151.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7088" calcext:value-type="float">
            <text:p>150.4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1536" calcext:value-type="float">
            <text:p>150.2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0952" calcext:value-type="float">
            <text:p>150.1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1288" calcext:value-type="float">
            <text:p>149.7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7824" calcext:value-type="float">
            <text:p>149.4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6472" calcext:value-type="float">
            <text:p>148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276" calcext:value-type="float">
            <text:p>147.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036" calcext:value-type="float">
            <text:p>147.6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0072" calcext:value-type="float">
            <text:p>146.8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4584" calcext:value-type="float">
            <text:p>146.4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6684" calcext:value-type="float">
            <text:p>146.1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3752" calcext:value-type="float">
            <text:p>145.8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48096" calcext:value-type="float">
            <text:p>145.5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10936" calcext:value-type="float">
            <text:p>145.4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4424" calcext:value-type="float">
            <text:p>145.1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1128" calcext:value-type="float">
            <text:p>144.6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08" calcext:value-type="float">
            <text:p>144.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9456" calcext:value-type="float">
            <text:p>144.9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5112" calcext:value-type="float">
            <text:p>145.2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336" calcext:value-type="float">
            <text:p>144.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4072" calcext:value-type="float">
            <text:p>144.5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9816" calcext:value-type="float">
            <text:p>144.0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6728" calcext:value-type="float">
            <text:p>143.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2032" calcext:value-type="float">
            <text:p>143.5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2264" calcext:value-type="float">
            <text:p>143.0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7776" calcext:value-type="float">
            <text:p>142.9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8744" calcext:value-type="float">
            <text:p>141.5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9016" calcext:value-type="float">
            <text:p>141.4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48" calcext:value-type="float">
            <text:p>141.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6032" calcext:value-type="float">
            <text:p>141.2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7472" calcext:value-type="float">
            <text:p>141.3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5696" calcext:value-type="float">
            <text:p>141.5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1144" calcext:value-type="float">
            <text:p>141.7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536" calcext:value-type="float">
            <text:p>141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3168" calcext:value-type="float">
            <text:p>141.9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1664" calcext:value-type="float">
            <text:p>142.0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2416" calcext:value-type="float">
            <text:p>142.0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4232" calcext:value-type="float">
            <text:p>142.0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5192" calcext:value-type="float">
            <text:p>142.1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0056" calcext:value-type="float">
            <text:p>142.1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7968" calcext:value-type="float">
            <text:p>142.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9312" calcext:value-type="float">
            <text:p>140.7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6416" calcext:value-type="float">
            <text:p>139.7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8048" calcext:value-type="float">
            <text:p>139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3336" calcext:value-type="float">
            <text:p>137.9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1816" calcext:value-type="float">
            <text:p>137.2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5304" calcext:value-type="float">
            <text:p>136.9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6704" calcext:value-type="float">
            <text:p>136.6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2696" calcext:value-type="float">
            <text:p>136.6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6664" calcext:value-type="float">
            <text:p>136.3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9152" calcext:value-type="float">
            <text:p>135.7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1096" calcext:value-type="float">
            <text:p>135.2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8616" calcext:value-type="float">
            <text:p>134.4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3168" calcext:value-type="float">
            <text:p>134.3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7824" calcext:value-type="float">
            <text:p>134.2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916" calcext:value-type="float">
            <text:p>134.2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772" calcext:value-type="float">
            <text:p>134.1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8576" calcext:value-type="float">
            <text:p>134.1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7264" calcext:value-type="float">
            <text:p>133.5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1856" calcext:value-type="float">
            <text:p>133.7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8432" calcext:value-type="float">
            <text:p>133.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6344" calcext:value-type="float">
            <text:p>133.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1208" calcext:value-type="float">
            <text:p>133.8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1688" calcext:value-type="float">
            <text:p>133.9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4528" calcext:value-type="float">
            <text:p>133.7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4504" calcext:value-type="float">
            <text:p>134.3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3544" calcext:value-type="float">
            <text:p>134.2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8032" calcext:value-type="float">
            <text:p>134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5776" calcext:value-type="float">
            <text:p>134.6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1496" calcext:value-type="float">
            <text:p>134.6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4648" calcext:value-type="float">
            <text:p>134.7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8656" calcext:value-type="float">
            <text:p>134.7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2248" calcext:value-type="float">
            <text:p>134.5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2208" calcext:value-type="float">
            <text:p>134.2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0976" calcext:value-type="float">
            <text:p>134.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7176" calcext:value-type="float">
            <text:p>134.3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828" calcext:value-type="float">
            <text:p>134.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6256" calcext:value-type="float">
            <text:p>134.6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6632" calcext:value-type="float">
            <text:p>134.5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54" calcext:value-type="float">
            <text:p>134.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6088" calcext:value-type="float">
            <text:p>134.8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7696" calcext:value-type="float">
            <text:p>134.7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1704" calcext:value-type="float">
            <text:p>134.7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8968" calcext:value-type="float">
            <text:p>134.9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3248" calcext:value-type="float">
            <text:p>134.9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0888" calcext:value-type="float">
            <text:p>135.1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8216" calcext:value-type="float">
            <text:p>135.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6192" calcext:value-type="float">
            <text:p>134.8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4104" calcext:value-type="float">
            <text:p>134.9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9824" calcext:value-type="float">
            <text:p>134.9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9552" calcext:value-type="float">
            <text:p>135.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9008" calcext:value-type="float">
            <text:p>135.3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8256" calcext:value-type="float">
            <text:p>135.3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2952" calcext:value-type="float">
            <text:p>135.6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364" calcext:value-type="float">
            <text:p>135.8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7376" calcext:value-type="float">
            <text:p>135.9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5496" calcext:value-type="float">
            <text:p>136.1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6208" calcext:value-type="float">
            <text:p>135.7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6896" calcext:value-type="float">
            <text:p>135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8232" calcext:value-type="float">
            <text:p>135.9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6624" calcext:value-type="float">
            <text:p>136.0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1616" calcext:value-type="float">
            <text:p>135.6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028" calcext:value-type="float">
            <text:p>135.5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3328" calcext:value-type="float">
            <text:p>135.5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7816" calcext:value-type="float">
            <text:p>135.6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268" calcext:value-type="float">
            <text:p>135.7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9736" calcext:value-type="float">
            <text:p>135.8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1864" calcext:value-type="float">
            <text:p>136.0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3032" calcext:value-type="float">
            <text:p>136.2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0088" calcext:value-type="float">
            <text:p>136.3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7144" calcext:value-type="float">
            <text:p>136.4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8856" calcext:value-type="float">
            <text:p>136.3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7728" calcext:value-type="float">
            <text:p>136.5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372" calcext:value-type="float">
            <text:p>136.4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4408" calcext:value-type="float">
            <text:p>136.6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2112" calcext:value-type="float">
            <text:p>136.5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944" calcext:value-type="float">
            <text:p>136.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9648" calcext:value-type="float">
            <text:p>136.6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8792" calcext:value-type="float">
            <text:p>136.6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7728" calcext:value-type="float">
            <text:p>136.5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0088" calcext:value-type="float">
            <text:p>136.3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4472" calcext:value-type="float">
            <text:p>136.3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3344" calcext:value-type="float">
            <text:p>136.4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6184" calcext:value-type="float">
            <text:p>136.3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0088" calcext:value-type="float">
            <text:p>136.3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7896" calcext:value-type="float">
            <text:p>136.3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9608" calcext:value-type="float">
            <text:p>136.3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3992" calcext:value-type="float">
            <text:p>136.3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18" calcext:value-type="float">
            <text:p>136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4472" calcext:value-type="float">
            <text:p>136.3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4304" calcext:value-type="float">
            <text:p>136.5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8416" calcext:value-type="float">
            <text:p>136.6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3424" calcext:value-type="float">
            <text:p>137.1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4216" calcext:value-type="float">
            <text:p>137.3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148" calcext:value-type="float">
            <text:p>137.5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34" calcext:value-type="float">
            <text:p>137.6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7032" calcext:value-type="float">
            <text:p>137.7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9992" calcext:value-type="float">
            <text:p>138.6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9056" calcext:value-type="float">
            <text:p>137.9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9096" calcext:value-type="float">
            <text:p>138.3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28" calcext:value-type="float">
            <text:p>138.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8928" calcext:value-type="float">
            <text:p>138.4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4168" calcext:value-type="float">
            <text:p>138.5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2288" calcext:value-type="float">
            <text:p>138.7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4272" calcext:value-type="float">
            <text:p>138.5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5504" calcext:value-type="float">
            <text:p>138.5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9784" calcext:value-type="float">
            <text:p>138.4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304" calcext:value-type="float">
            <text:p>138.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1888" calcext:value-type="float">
            <text:p>139.3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696" calcext:value-type="float">
            <text:p>139.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9152" calcext:value-type="float">
            <text:p>139.5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22" calcext:value-type="float">
            <text:p>139.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9296" calcext:value-type="float">
            <text:p>139.9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9816" calcext:value-type="float">
            <text:p>140.2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1608" calcext:value-type="float">
            <text:p>140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3088" calcext:value-type="float">
            <text:p>141.2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6264" calcext:value-type="float">
            <text:p>140.7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9424" calcext:value-type="float">
            <text:p>139.4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5416" calcext:value-type="float">
            <text:p>139.3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3848" calcext:value-type="float">
            <text:p>139.7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0696" calcext:value-type="float">
            <text:p>139.6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0968" calcext:value-type="float">
            <text:p>139.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652" calcext:value-type="float">
            <text:p>139.7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368" calcext:value-type="float">
            <text:p>139.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8128" calcext:value-type="float">
            <text:p>139.7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7192" calcext:value-type="float">
            <text:p>139.0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8776" calcext:value-type="float">
            <text:p>139.5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8152" calcext:value-type="float">
            <text:p>139.1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9032" calcext:value-type="float">
            <text:p>138.5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6256" calcext:value-type="float">
            <text:p>138.4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0848" calcext:value-type="float">
            <text:p>138.6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9344" calcext:value-type="float">
            <text:p>138.7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3504" calcext:value-type="float">
            <text:p>137.7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9896" calcext:value-type="float">
            <text:p>137.0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9208" calcext:value-type="float">
            <text:p>136.9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0544" calcext:value-type="float">
            <text:p>136.9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6912" calcext:value-type="float">
            <text:p>136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8288" calcext:value-type="float">
            <text:p>137.1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6136" calcext:value-type="float">
            <text:p>137.4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6744" calcext:value-type="float">
            <text:p>137.0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9512" calcext:value-type="float">
            <text:p>134.7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6632" calcext:value-type="float">
            <text:p>134.5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7984" calcext:value-type="float">
            <text:p>135.5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3592" calcext:value-type="float">
            <text:p>136.9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0752" calcext:value-type="float">
            <text:p>137.0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8232" calcext:value-type="float">
            <text:p>135.9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252" calcext:value-type="float">
            <text:p>134.4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2208" calcext:value-type="float">
            <text:p>134.2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072" calcext:value-type="float">
            <text:p>135.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8832" calcext:value-type="float">
            <text:p>136.9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2712" calcext:value-type="float">
            <text:p>137.5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0448" calcext:value-type="float">
            <text:p>139.2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8904" calcext:value-type="float">
            <text:p>139.0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5432" calcext:value-type="float">
            <text:p>140.2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0152" calcext:value-type="float">
            <text:p>139.9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1656" calcext:value-type="float">
            <text:p>139.7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2496" calcext:value-type="float">
            <text:p>138.8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1392" calcext:value-type="float">
            <text:p>138.3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072" calcext:value-type="float">
            <text:p>139.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0344" calcext:value-type="float">
            <text:p>139.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7648" calcext:value-type="float">
            <text:p>139.6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8136" calcext:value-type="float">
            <text:p>142.0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6288" calcext:value-type="float">
            <text:p>144.0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8288" calcext:value-type="float">
            <text:p>144.7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95696" calcext:value-type="float">
            <text:p>145.3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32144" calcext:value-type="float">
            <text:p>145.9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0048" calcext:value-type="float">
            <text:p>147.4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4528" calcext:value-type="float">
            <text:p>149.0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1392" calcext:value-type="float">
            <text:p>149.8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5608" calcext:value-type="float">
            <text:p>150.0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3608" calcext:value-type="float">
            <text:p>149.2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4488" calcext:value-type="float">
            <text:p>148.6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4264" calcext:value-type="float">
            <text:p>147.6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8168" calcext:value-type="float">
            <text:p>147.6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72" calcext:value-type="float">
            <text:p>149.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5608" calcext:value-type="float">
            <text:p>150.0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5664" calcext:value-type="float">
            <text:p>151.2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47272" calcext:value-type="float">
            <text:p>151.1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848" calcext:value-type="float">
            <text:p>151.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50904" calcext:value-type="float">
            <text:p>151.2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5776" calcext:value-type="float">
            <text:p>149.8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06536" calcext:value-type="float">
            <text:p>148.3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84032" calcext:value-type="float">
            <text:p>148.0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8208" calcext:value-type="float">
            <text:p>147.9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3056" calcext:value-type="float">
            <text:p>147.1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4384" calcext:value-type="float">
            <text:p>144.8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7296" calcext:value-type="float">
            <text:p>139.1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9" calcext:value-type="float">
            <text:p>136.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2536" calcext:value-type="float">
            <text:p>135.3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5848" calcext:value-type="float">
            <text:p>132.8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0712" calcext:value-type="float">
            <text:p>132.9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3088" calcext:value-type="float">
            <text:p>129.8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5112" calcext:value-type="float">
            <text:p>130.0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552" calcext:value-type="float">
            <text:p>130.1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2584" calcext:value-type="float">
            <text:p>130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0808" calcext:value-type="float">
            <text:p>130.6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4064" calcext:value-type="float">
            <text:p>130.8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9552" calcext:value-type="float">
            <text:p>131.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0448" calcext:value-type="float">
            <text:p>131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5728" calcext:value-type="float">
            <text:p>131.9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8816" calcext:value-type="float">
            <text:p>132.2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5976" calcext:value-type="float">
            <text:p>132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7768" calcext:value-type="float">
            <text:p>133.0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808" calcext:value-type="float">
            <text:p>133.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3336" calcext:value-type="float">
            <text:p>134.1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6152" calcext:value-type="float">
            <text:p>134.5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8928" calcext:value-type="float">
            <text:p>134.6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4416" calcext:value-type="float">
            <text:p>135.1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8864" calcext:value-type="float">
            <text:p>138.7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7752" calcext:value-type="float">
            <text:p>139.7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5256" calcext:value-type="float">
            <text:p>141.8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3624" calcext:value-type="float">
            <text:p>142.5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9384" calcext:value-type="float">
            <text:p>142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3888" calcext:value-type="float">
            <text:p>143.8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2048" calcext:value-type="float">
            <text:p>144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984" calcext:value-type="float">
            <text:p>143.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9-3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98" calcext:value-type="float">
            <text:p>143.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1704" calcext:value-type="float">
            <text:p>142.4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9456" calcext:value-type="float">
            <text:p>137.3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3488" calcext:value-type="float">
            <text:p>133.0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4328" calcext:value-type="float">
            <text:p>132.1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1912" calcext:value-type="float">
            <text:p>131.1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6928" calcext:value-type="float">
            <text:p>130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0072" calcext:value-type="float">
            <text:p>127.8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8136" calcext:value-type="float">
            <text:p>126.8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2464" calcext:value-type="float">
            <text:p>125.6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7" calcext:value-type="float">
            <text:p>124.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6016" calcext:value-type="float">
            <text:p>125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0336" calcext:value-type="float">
            <text:p>125.3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516" calcext:value-type="float">
            <text:p>125.1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2344" calcext:value-type="float">
            <text:p>124.6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2472" calcext:value-type="float">
            <text:p>124.1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9736" calcext:value-type="float">
            <text:p>124.3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0464" calcext:value-type="float">
            <text:p>124.8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7976" calcext:value-type="float">
            <text:p>125.5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956" calcext:value-type="float">
            <text:p>126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6784" calcext:value-type="float">
            <text:p>125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17808" calcext:value-type="float">
            <text:p>125.7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6744" calcext:value-type="float">
            <text:p>125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0256" calcext:value-type="float">
            <text:p>124.7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3392" calcext:value-type="float">
            <text:p>123.9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8568" calcext:value-type="float">
            <text:p>124.1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2304" calcext:value-type="float">
            <text:p>124.3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1552" calcext:value-type="float">
            <text:p>124.4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8024" calcext:value-type="float">
            <text:p>124.3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4008" calcext:value-type="float">
            <text:p>125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2848" calcext:value-type="float">
            <text:p>127.9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9104" calcext:value-type="float">
            <text:p>129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1168" calcext:value-type="float">
            <text:p>129.7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1624" calcext:value-type="float">
            <text:p>130.3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6528" calcext:value-type="float">
            <text:p>130.7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7152" calcext:value-type="float">
            <text:p>131.1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7632" calcext:value-type="float">
            <text:p>131.1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0656" calcext:value-type="float">
            <text:p>131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3992" calcext:value-type="float">
            <text:p>132.5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2464" calcext:value-type="float">
            <text:p>133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7824" calcext:value-type="float">
            <text:p>134.2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764" calcext:value-type="float">
            <text:p>137.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8808" calcext:value-type="float">
            <text:p>137.5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75248" calcext:value-type="float">
            <text:p>158.5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8516" calcext:value-type="float">
            <text:p>155.5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9112" calcext:value-type="float">
            <text:p>154.4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2208" calcext:value-type="float">
            <text:p>153.3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5184" calcext:value-type="float">
            <text:p>151.2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9424" calcext:value-type="float">
            <text:p>150.8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77624" calcext:value-type="float">
            <text:p>151.6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67312" calcext:value-type="float">
            <text:p>151.4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2704" calcext:value-type="float">
            <text:p>150.4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9568" calcext:value-type="float">
            <text:p>151.2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9776" calcext:value-type="float">
            <text:p>151.3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77112" calcext:value-type="float">
            <text:p>153.6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94232" calcext:value-type="float">
            <text:p>153.4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5144" calcext:value-type="float">
            <text:p>147.0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3392" calcext:value-type="float">
            <text:p>139.1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2592" calcext:value-type="float">
            <text:p>136.5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4936" calcext:value-type="float">
            <text:p>135.5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2536" calcext:value-type="float">
            <text:p>135.3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8984" calcext:value-type="float">
            <text:p>135.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0128" calcext:value-type="float">
            <text:p>136.6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2344" calcext:value-type="float">
            <text:p>136.1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2912" calcext:value-type="float">
            <text:p>135.3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5584" calcext:value-type="float">
            <text:p>135.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7976" calcext:value-type="float">
            <text:p>136.9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7752" calcext:value-type="float">
            <text:p>139.7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3904" calcext:value-type="float">
            <text:p>140.9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912" calcext:value-type="float">
            <text:p>141.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536" calcext:value-type="float">
            <text:p>141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2208" calcext:value-type="float">
            <text:p>141.8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8992" calcext:value-type="float">
            <text:p>142.0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4584" calcext:value-type="float">
            <text:p>142.5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3416" calcext:value-type="float">
            <text:p>142.3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788" calcext:value-type="float">
            <text:p>143.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5832" calcext:value-type="float">
            <text:p>143.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9544" calcext:value-type="float">
            <text:p>144.1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8184" calcext:value-type="float">
            <text:p>144.7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1144" calcext:value-type="float">
            <text:p>145.5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0456" calcext:value-type="float">
            <text:p>145.3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8808" calcext:value-type="float">
            <text:p>145.1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2712" calcext:value-type="float">
            <text:p>145.1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03544" calcext:value-type="float">
            <text:p>145.7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41416" calcext:value-type="float">
            <text:p>145.4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8536" calcext:value-type="float">
            <text:p>145.2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6408" calcext:value-type="float">
            <text:p>144.9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3736" calcext:value-type="float">
            <text:p>144.9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7952" calcext:value-type="float">
            <text:p>145.1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1168" calcext:value-type="float">
            <text:p>144.9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956" calcext:value-type="float">
            <text:p>145.0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7384" calcext:value-type="float">
            <text:p>145.9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9696" calcext:value-type="float">
            <text:p>146.9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3196" calcext:value-type="float">
            <text:p>149.0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2544" calcext:value-type="float">
            <text:p>149.1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8568" calcext:value-type="float">
            <text:p>147.0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39408" calcext:value-type="float">
            <text:p>146.1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754" calcext:value-type="float">
            <text:p>146.0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8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0328" calcext:value-type="float">
            <text:p>145.8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7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8536" calcext:value-type="float">
            <text:p>141.4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5416" calcext:value-type="float">
            <text:p>139.3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048" calcext:value-type="float">
            <text:p>137.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6912" calcext:value-type="float">
            <text:p>136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84184" calcext:value-type="float">
            <text:p>135.5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0088" calcext:value-type="float">
            <text:p>132.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4424" calcext:value-type="float">
            <text:p>129.8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328" calcext:value-type="float">
            <text:p>129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372" calcext:value-type="float">
            <text:p>128.8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84" calcext:value-type="float">
            <text:p>128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2688" calcext:value-type="float">
            <text:p>126.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7304" calcext:value-type="float">
            <text:p>126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3528" calcext:value-type="float">
            <text:p>125.7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044" calcext:value-type="float">
            <text:p>125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8936" calcext:value-type="float">
            <text:p>125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1216" calcext:value-type="float">
            <text:p>124.7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52888" calcext:value-type="float">
            <text:p>124.4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936" calcext:value-type="float">
            <text:p>124.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5288" calcext:value-type="float">
            <text:p>124.6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3736" calcext:value-type="float">
            <text:p>125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2608" calcext:value-type="float">
            <text:p>126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3944" calcext:value-type="float">
            <text:p>126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2064" calcext:value-type="float">
            <text:p>126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3976" calcext:value-type="float">
            <text:p>127.8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5352" calcext:value-type="float">
            <text:p>128.1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7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6172" calcext:value-type="float">
            <text:p>128.0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992" calcext:value-type="float">
            <text:p>128.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8496" calcext:value-type="float">
            <text:p>129.6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3984" calcext:value-type="float">
            <text:p>130.1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348" calcext:value-type="float">
            <text:p>130.7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0064" calcext:value-type="float">
            <text:p>133.1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8408" calcext:value-type="float">
            <text:p>134.3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8824" calcext:value-type="float">
            <text:p>134.6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0912" calcext:value-type="float">
            <text:p>134.5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0056" calcext:value-type="float">
            <text:p>134.5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7408" calcext:value-type="float">
            <text:p>133.9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636" calcext:value-type="float">
            <text:p>134.7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1688" calcext:value-type="float">
            <text:p>133.9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2288" calcext:value-type="float">
            <text:p>134.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5384" calcext:value-type="float">
            <text:p>137.5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332" calcext:value-type="float">
            <text:p>137.0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8144" calcext:value-type="float">
            <text:p>132.9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1464" calcext:value-type="float">
            <text:p>132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6944" calcext:value-type="float">
            <text:p>130.9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2984" calcext:value-type="float">
            <text:p>129.7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8232" calcext:value-type="float">
            <text:p>128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3224" calcext:value-type="float">
            <text:p>127.9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91616" calcext:value-type="float">
            <text:p>127.9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9928" calcext:value-type="float">
            <text:p>127.4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2592" calcext:value-type="float">
            <text:p>128.9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4448" calcext:value-type="float">
            <text:p>129.3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4424" calcext:value-type="float">
            <text:p>129.8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724" calcext:value-type="float">
            <text:p>130.3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868" calcext:value-type="float">
            <text:p>130.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7008" calcext:value-type="float">
            <text:p>130.7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6216" calcext:value-type="float">
            <text:p>130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0144" calcext:value-type="float">
            <text:p>129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1544" calcext:value-type="float">
            <text:p>129.7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8768" calcext:value-type="float">
            <text:p>129.5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4384" calcext:value-type="float">
            <text:p>129.5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2544" calcext:value-type="float">
            <text:p>130.0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8224" calcext:value-type="float">
            <text:p>129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5096" calcext:value-type="float">
            <text:p>129.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2072" calcext:value-type="float">
            <text:p>128.5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3808" calcext:value-type="float">
            <text:p>128.0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1824" calcext:value-type="float">
            <text:p>128.1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6136" calcext:value-type="float">
            <text:p>129.8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588" calcext:value-type="float">
            <text:p>130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6496" calcext:value-type="float">
            <text:p>132.7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1784" calcext:value-type="float">
            <text:p>135.4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0056" calcext:value-type="float">
            <text:p>138.3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4912" calcext:value-type="float">
            <text:p>139.8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2912" calcext:value-type="float">
            <text:p>135.3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8576" calcext:value-type="float">
            <text:p>134.1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672" calcext:value-type="float">
            <text:p>129.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756" calcext:value-type="float">
            <text:p>129.0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9904" calcext:value-type="float">
            <text:p>128.0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1872" calcext:value-type="float">
            <text:p>126.9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0792" calcext:value-type="float">
            <text:p>125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0376" calcext:value-type="float">
            <text:p>125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5496" calcext:value-type="float">
            <text:p>124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212" calcext:value-type="float">
            <text:p>123.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4984" calcext:value-type="float">
            <text:p>122.9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4944" calcext:value-type="float">
            <text:p>122.6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7552" calcext:value-type="float">
            <text:p>122.9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5776" calcext:value-type="float">
            <text:p>123.1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916" calcext:value-type="float">
            <text:p>122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5152" calcext:value-type="float">
            <text:p>122.7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0448" calcext:value-type="float">
            <text:p>123.9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5288" calcext:value-type="float">
            <text:p>124.6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8624" calcext:value-type="float">
            <text:p>125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1476" calcext:value-type="float">
            <text:p>125.7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9792" calcext:value-type="float">
            <text:p>125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532" calcext:value-type="float">
            <text:p>126.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0784" calcext:value-type="float">
            <text:p>127.4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4832" calcext:value-type="float">
            <text:p>127.8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3992" calcext:value-type="float">
            <text:p>128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8184" calcext:value-type="float">
            <text:p>129.4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9184" calcext:value-type="float">
            <text:p>129.8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6488" calcext:value-type="float">
            <text:p>130.3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1976" calcext:value-type="float">
            <text:p>130.8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6872" calcext:value-type="float">
            <text:p>132.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8832" calcext:value-type="float">
            <text:p>133.1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6424" calcext:value-type="float">
            <text:p>134.4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6016" calcext:value-type="float">
            <text:p>136.5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748" calcext:value-type="float">
            <text:p>139.8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3096" calcext:value-type="float">
            <text:p>139.8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4512" calcext:value-type="float">
            <text:p>140.4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5584" calcext:value-type="float">
            <text:p>142.9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3456" calcext:value-type="float">
            <text:p>142.7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5536" calcext:value-type="float">
            <text:p>140.3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5336" calcext:value-type="float">
            <text:p>138.7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3568" calcext:value-type="float">
            <text:p>137.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1192" calcext:value-type="float">
            <text:p>136.7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8088" calcext:value-type="float">
            <text:p>135.5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9864" calcext:value-type="float">
            <text:p>135.3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464" calcext:value-type="float">
            <text:p>136.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768" calcext:value-type="float">
            <text:p>134.5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324" calcext:value-type="float">
            <text:p>132.6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5184" calcext:value-type="float">
            <text:p>132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5808" calcext:value-type="float">
            <text:p>132.5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4384" calcext:value-type="float">
            <text:p>133.3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5824" calcext:value-type="float">
            <text:p>133.4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5328" calcext:value-type="float">
            <text:p>132.5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4792" calcext:value-type="float">
            <text:p>131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9744" calcext:value-type="float">
            <text:p>130.5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1648" calcext:value-type="float">
            <text:p>129.7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5344" calcext:value-type="float">
            <text:p>129.6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1816" calcext:value-type="float">
            <text:p>129.5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3152" calcext:value-type="float">
            <text:p>129.6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0688" calcext:value-type="float">
            <text:p>129.7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72" calcext:value-type="float">
            <text:p>129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8952" calcext:value-type="float">
            <text:p>130.2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0664" calcext:value-type="float">
            <text:p>130.2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4816" calcext:value-type="float">
            <text:p>130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1456" calcext:value-type="float">
            <text:p>130.5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8616" calcext:value-type="float">
            <text:p>130.6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1016" calcext:value-type="float">
            <text:p>130.8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0576" calcext:value-type="float">
            <text:p>131.1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9552" calcext:value-type="float">
            <text:p>131.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2912" calcext:value-type="float">
            <text:p>131.5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7" calcext:value-type="float">
            <text:p>132.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1904" calcext:value-type="float">
            <text:p>132.5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9712" calcext:value-type="float">
            <text:p>132.5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9184" calcext:value-type="float">
            <text:p>133.6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1872" calcext:value-type="float">
            <text:p>134.6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0224" calcext:value-type="float">
            <text:p>134.3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5144" calcext:value-type="float">
            <text:p>135.6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6008" calcext:value-type="float">
            <text:p>134.1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7936" calcext:value-type="float">
            <text:p>132.8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064" calcext:value-type="float">
            <text:p>130.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2112" calcext:value-type="float">
            <text:p>132.7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7" calcext:value-type="float">
            <text:p>132.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0432" calcext:value-type="float">
            <text:p>134.5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8696" calcext:value-type="float">
            <text:p>138.9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3696" calcext:value-type="float">
            <text:p>144.6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7376" calcext:value-type="float">
            <text:p>147.4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5312" calcext:value-type="float">
            <text:p>135.4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1304" calcext:value-type="float">
            <text:p>135.4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6352" calcext:value-type="float">
            <text:p>132.3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0296" calcext:value-type="float">
            <text:p>132.6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7632" calcext:value-type="float">
            <text:p>134.9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6248" calcext:value-type="float">
            <text:p>136.0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3904" calcext:value-type="float">
            <text:p>137.1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8984" calcext:value-type="float">
            <text:p>139.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0648" calcext:value-type="float">
            <text:p>144.6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6296" calcext:value-type="float">
            <text:p>146.3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0728" calcext:value-type="float">
            <text:p>149.0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62312" calcext:value-type="float">
            <text:p>149.5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8136" calcext:value-type="float">
            <text:p>149.6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9608" calcext:value-type="float">
            <text:p>147.7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7384" calcext:value-type="float">
            <text:p>149.7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94656" calcext:value-type="float">
            <text:p>144.6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6776" calcext:value-type="float">
            <text:p>142.6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196" calcext:value-type="float">
            <text:p>141.4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3296" calcext:value-type="float">
            <text:p>137.6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7984" calcext:value-type="float">
            <text:p>131.6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1488" calcext:value-type="float">
            <text:p>132.3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6976" calcext:value-type="float">
            <text:p>132.7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6776" calcext:value-type="float">
            <text:p>134.9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1224" calcext:value-type="float">
            <text:p>134.7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0912" calcext:value-type="float">
            <text:p>134.5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38" calcext:value-type="float">
            <text:p>129.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908" calcext:value-type="float">
            <text:p>125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1016" calcext:value-type="float">
            <text:p>127.0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0208" calcext:value-type="float">
            <text:p>125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4928" calcext:value-type="float">
            <text:p>133.1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4056" calcext:value-type="float">
            <text:p>136.0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7104" calcext:value-type="float">
            <text:p>136.0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7104" calcext:value-type="float">
            <text:p>136.0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3528" calcext:value-type="float">
            <text:p>137.1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5752" calcext:value-type="float">
            <text:p>142.7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1984" calcext:value-type="float">
            <text:p>148.4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90968" calcext:value-type="float">
            <text:p>147.1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8424" calcext:value-type="float">
            <text:p>146.6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6128" calcext:value-type="float">
            <text:p>146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6032" calcext:value-type="float">
            <text:p>137.4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2976" calcext:value-type="float">
            <text:p>135.0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0248" calcext:value-type="float">
            <text:p>133.8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3064" calcext:value-type="float">
            <text:p>134.2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4992" calcext:value-type="float">
            <text:p>132.9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368" calcext:value-type="float">
            <text:p>136.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8416" calcext:value-type="float">
            <text:p>121.4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8584" calcext:value-type="float">
            <text:p>121.2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8384" calcext:value-type="float">
            <text:p>123.4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1016" calcext:value-type="float">
            <text:p>123.1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6016" calcext:value-type="float">
            <text:p>125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86" calcext:value-type="float">
            <text:p>125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86" calcext:value-type="float">
            <text:p>125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3816" calcext:value-type="float">
            <text:p>126.5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84" calcext:value-type="float">
            <text:p>128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6784" calcext:value-type="float">
            <text:p>129.7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6616" calcext:value-type="float">
            <text:p>133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5816" calcext:value-type="float">
            <text:p>134.9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3784" calcext:value-type="float">
            <text:p>147.6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3184" calcext:value-type="float">
            <text:p>142.8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66" calcext:value-type="float">
            <text:p>144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9" calcext:value-type="float">
            <text:p>132.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9" calcext:value-type="float">
            <text:p>132.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1784" calcext:value-type="float">
            <text:p>131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9016" calcext:value-type="float">
            <text:p>130.0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62" calcext:value-type="float">
            <text:p>129.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34" calcext:value-type="float">
            <text:p>130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3816" calcext:value-type="float">
            <text:p>130.3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0184" calcext:value-type="float">
            <text:p>130.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11418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14" meta:object-count="0"/>
    <meta:user-defined meta:name="AppVersion">3.0</meta:user-defined>
  </office:meta>
</office:document-meta>
</file>